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6.51cm" style:rel-width="100%" fo:margin-left="0.002cm" fo:margin-top="0cm" fo:margin-bottom="0cm" table:align="left" style:writing-mode="page"/>
    </style:style>
    <style:style style:name="Tableau1.A" style:family="table-column">
      <style:table-column-properties style:column-width="8.255cm" style:rel-column-width="3276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8e8e8" fo:padding-left="0.212cm" fo:padding-right="0.212cm" fo:padding-top="0.141cm" fo:padding-bottom="0.141cm" fo:border="0.1pt solid #cccccc">
        <style:background-image/>
      </style:table-cell-properties>
    </style:style>
    <style:style style:name="Tableau1.A2" style:family="table-cell">
      <style:table-cell-properties fo:padding-left="0.212cm" fo:padding-right="0.212cm" fo:padding-top="0.141cm" fo:padding-bottom="0.141cm" fo:border="0.1pt solid #cccccc"/>
    </style:style>
    <style:style style:name="Tableau1.B2" style:family="table-cell">
      <style:table-cell-properties fo:padding-left="0.212cm" fo:padding-right="0.212cm" fo:padding-top="0.141cm" fo:padding-bottom="0.141cm" fo:border="0.1pt solid #cccccc"/>
    </style:style>
    <style:style style:name="Tableau1.A3" style:family="table-cell">
      <style:table-cell-properties fo:padding-left="0.212cm" fo:padding-right="0.212cm" fo:padding-top="0.141cm" fo:padding-bottom="0.141cm" fo:border="0.1pt solid #cccccc"/>
    </style:style>
    <style:style style:name="Tableau1.B3" style:family="table-cell">
      <style:table-cell-properties fo:padding-left="0.212cm" fo:padding-right="0.212cm" fo:padding-top="0.141cm" fo:padding-bottom="0.141cm" fo:border="0.1pt solid #cccccc"/>
    </style:style>
    <style:style style:name="Tableau1.A4" style:family="table-cell">
      <style:table-cell-properties fo:padding-left="0.212cm" fo:padding-right="0.212cm" fo:padding-top="0.141cm" fo:padding-bottom="0.141cm" fo:border="0.1pt solid #cccccc"/>
    </style:style>
    <style:style style:name="Tableau1.B4" style:family="table-cell">
      <style:table-cell-properties fo:padding-left="0.212cm" fo:padding-right="0.212cm" fo:padding-top="0.141cm" fo:padding-bottom="0.141cm" fo:border="0.1pt solid #cccccc"/>
    </style:style>
    <style:style style:name="P1" style:family="paragraph" style:parent-style-name="Standard">
      <style:paragraph-properties fo:margin-top="0cm" fo:margin-bottom="0.353cm" style:contextual-spacing="false"/>
    </style:style>
    <style:style style:name="P2" style:family="paragraph" style:parent-style-name="Standard">
      <style:paragraph-properties fo:margin-top="0cm" fo:margin-bottom="0.353cm" style:contextual-spacing="false"/>
      <style:text-properties officeooo:rsid="000402e2" officeooo:paragraph-rsid="0006f5a1"/>
    </style:style>
    <style:style style:name="P3" style:family="paragraph" style:parent-style-name="Standard">
      <style:paragraph-properties fo:margin-top="0cm" fo:margin-bottom="0.353cm" style:contextual-spacing="false"/>
      <style:text-properties officeooo:rsid="0003a47c" officeooo:paragraph-rsid="0006f5a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.353cm" style:contextual-spacing="false"/>
      <style:text-properties officeooo:paragraph-rsid="00091fd1"/>
    </style:style>
    <style:style style:name="T1" style:family="text">
      <style:text-properties officeooo:rsid="0003a47c"/>
    </style:style>
    <style:style style:name="T2" style:family="text">
      <style:text-properties officeooo:rsid="00091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de d'utilisation OVHcloud</text:h>
      <text:p text:style-name="P1">Service d'hébergement du nom de domaine mesguidesenergie.fr.</text:p>
      <text:h text:style-name="Heading_20_2" text:outline-level="2">Accès au tableau de bord</text:h>
      <text:p text:style-name="P1">URL : https://www.ovh.com/manager</text:p>
      <text:p text:style-name="P6">Identifiants : Utiliser les identifiants du compte <text:span text:style-name="T2">OVHcloud</text:span> de la société.</text:p>
      <text:p text:style-name="P2">Note : Vous pourrez toujours modifier l’adresse mail et le mot de passe comme bon vous semble.</text:p>
      <text:h text:style-name="Heading_20_2" text:outline-level="2">Informations du compte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4">Élément</text:p>
          </table:table-cell>
          <table:table-cell table:style-name="Tableau1.A1" office:value-type="string">
            <text:p text:style-name="P4">Valeur</text:p>
          </table:table-cell>
        </table:table-row>
        <table:table-row table:style-name="Tableau1.1">
          <table:table-cell table:style-name="Tableau1.A2" office:value-type="string">
            <text:p text:style-name="P5">Nom de domaine</text:p>
          </table:table-cell>
          <table:table-cell table:style-name="Tableau1.B2" office:value-type="string">
            <text:p text:style-name="P5">mesguidesenergie.fr</text:p>
          </table:table-cell>
        </table:table-row>
        <table:table-row table:style-name="Tableau1.1">
          <table:table-cell table:style-name="Tableau1.A3" office:value-type="string">
            <text:p text:style-name="P5">Serveurs DNS</text:p>
          </table:table-cell>
          <table:table-cell table:style-name="Tableau1.B3" office:value-type="string">
            <text:p text:style-name="P5">kolton.ns.cloudflare.com et olga.ns.cloudflare.com</text:p>
          </table:table-cell>
        </table:table-row>
        <table:table-row table:style-name="Tableau1.1">
          <table:table-cell table:style-name="Tableau1.A4" office:value-type="string">
            <text:p text:style-name="P5">Renouvellement</text:p>
          </table:table-cell>
          <table:table-cell table:style-name="Tableau1.B4" office:value-type="string">
            <text:p text:style-name="P5">Annuel (vérifier la date d'expiration)</text:p>
          </table:table-cell>
        </table:table-row>
      </table:table>
      <text:h text:style-name="Heading_20_2" text:outline-level="2">Accéder au domaine</text:h>
      <text:p text:style-name="P1">1. Se connecter à OVH Manager.</text:p>
      <text:p text:style-name="P1">2. Dans le menu, aller dans Web Cloud puis Noms de domaine.</text:p>
      <text:p text:style-name="P1">3. Cliquer sur mesguidesenergie.fr.</text:p>
      <text:h text:style-name="Heading_20_2" text:outline-level="2">Vérifier la date d'expiration</text:h>
      <text:p text:style-name="P1">1. Accéder au domaine comme indiqué ci-dessus.</text:p>
      <text:p text:style-name="P1">2. La date d'expiration s'affiche dans les informations générales.</text:p>
      <text:p text:style-name="P1">3. Renouveler avant expiration pour éviter la perte du domaine.</text:p>
      <text:h text:style-name="Heading_20_2" text:outline-level="2">Renouveler le domaine</text:h>
      <text:p text:style-name="P1">1. Accéder au domaine.</text:p>
      <text:p text:style-name="P1">2. Cliquer sur Renouveler.</text:p>
      <text:p text:style-name="P1">3. Choisir la durée de renouvellement.</text:p>
      <text:p text:style-name="P1">4. Procéder au paiement.</text:p>
      <text:h text:style-name="Heading_20_2" text:outline-level="2"><text:soft-page-break/>Configuration DNS</text:h>
      <text:p text:style-name="P1">Les serveurs DNS sont configurés pour pointer vers Cloudflare.</text:p>
      <text:p text:style-name="P1">Ne pas modifier cette configuration sauf instruction contraire.</text:p>
      <text:p text:style-name="P1">Toute modification DNS doit être faite dans Cloudflare, pas dans OVH.</text:p>
      <text:h text:style-name="Heading_20_2" text:outline-level="2">En cas de problème</text:h>
      <text:p text:style-name="P1">Si le site n'est plus accessible, vérifier que le domaine n'a pas expiré.</text:p>
      <text:p text:style-name="P1">Si le domaine a expiré, le renouveler immédiatement.</text:p>
      <text:p text:style-name="P3">Sinon veuillez contacter le webmaster aux coordonnées suivantes :</text:p>
      <text:p text:style-name="P3">Mr Maachaoui</text:p>
      <text:p text:style-name="P3">Adresse mail : <text:a xlink:type="simple" xlink:href="mailto:smaachaoui@outlook.com" text:style-name="Internet_20_link" text:visited-style-name="Visited_20_Internet_20_Link">smaachaoui@outlook.com</text:a></text:p>
      <text:p text:style-name="P3">Numéro de téléphone : 0664692855</text:p>
      <text:h text:style-name="Heading_20_2" text:outline-level="2">Support</text:h>
      <text:p text:style-name="P1">Documentation : https://help.ovhcloud.com/</text:p>
      <text:p text:style-name="P1">Assistance : Depuis l'espace client OV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fr" fo:country="FR" style:letter-kerning="false" style:font-name-asian="Arial2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423cm" style:contextual-spacing="false"/>
      <style:text-properties style:font-name="Arial1" fo:font-family="Arial" style:font-family-generic="swiss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18cm" fo:margin-bottom="0.318cm" style:contextual-spacing="false"/>
      <style:text-properties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12cm" fo:margin-bottom="0.212cm" style:contextual-spacing="false"/>
      <style:text-properties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meta:editing-cycles>3</meta:editing-cycles>
    <meta:creation-date>2026-01-15T16:20:46.361000000</meta:creation-date>
    <dc:date>2026-01-15T17:53:43.097913158</dc:date>
    <meta:editing-duration>PT2M34S</meta:editing-duration>
    <meta:generator>LibreOffice/24.2.7.2$Linux_X86_64 LibreOffice_project/420$Build-2</meta:generator>
    <meta:document-statistic meta:table-count="1" meta:image-count="0" meta:object-count="0" meta:page-count="2" meta:paragraph-count="42" meta:word-count="227" meta:character-count="1561" meta:non-whitespace-character-count="1376"/>
  </office:meta>
</office:document-meta>
</file>